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IDFont+F2" svg:font-family="CIDFont+F2" style:font-family-generic="roman" style:font-pitch="variable"/>
    <style:font-face style:name="Fd29123-Identity-H" svg:font-family="Fd29123-Identity-H" style:font-family-generic="roman" style:font-pitch="variable"/>
    <style:font-face style:name="Fd5634-Identity-H" svg:font-family="Fd5634-Identity-H" style:font-family-generic="roman" style:font-pitch="variable"/>
    <style:font-face style:name="Fd5645-Identity-H" svg:font-family="Fd5645-Identity-H" style:font-family-generic="roman" style:font-pitch="variable"/>
    <style:font-face style:name="Liberation Serif" svg:font-family="'Liberation Serif'" style:font-family-generic="roman" style:font-pitch="variable"/>
    <style:font-face style:name="TimesNewRoman" svg:font-family="TimesNewRoma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8813" officeooo:paragraph-rsid="001a8813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font-name="Arial" officeooo:rsid="001cae98" officeooo:paragraph-rsid="001cae98"/>
    </style:style>
    <style:style style:name="P4" style:family="paragraph" style:parent-style-name="Standard">
      <style:text-properties style:font-name="Arial" fo:font-size="12pt" officeooo:rsid="001cae98" officeooo:paragraph-rsid="001cae98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paragraph-rsid="001cae98" style:font-size-asian="12pt" style:font-size-complex="12pt"/>
    </style:style>
    <style:style style:name="P7" style:family="paragraph" style:parent-style-name="Standard">
      <style:text-properties style:font-name="Arial" fo:font-size="12pt" officeooo:paragraph-rsid="001cae98" style:font-size-asian="12pt" style:font-size-complex="12pt"/>
    </style:style>
    <style:style style:name="P8" style:family="paragraph" style:parent-style-name="Standard">
      <style:text-properties style:font-name="Arial" officeooo:rsid="001a8813" officeooo:paragraph-rsid="001a8813"/>
    </style:style>
    <style:style style:name="P9" style:family="paragraph" style:parent-style-name="Standard">
      <style:text-properties style:font-name="Arial" officeooo:paragraph-rsid="001a8813"/>
    </style:style>
    <style:style style:name="T1" style:family="text">
      <style:text-properties officeooo:rsid="001a8813"/>
    </style:style>
    <style:style style:name="T2" style:family="text">
      <style:text-properties officeooo:rsid="001cae98"/>
    </style:style>
    <style:style style:name="T3" style:family="text">
      <style:text-properties style:font-name="CIDFont+F2"/>
    </style:style>
    <style:style style:name="T4" style:family="text">
      <style:text-properties style:font-name="CIDFont+F2" fo:font-size="10.5pt" style:font-size-asian="10.5pt"/>
    </style:style>
    <style:style style:name="T5" style:family="text">
      <style:text-properties style:font-name="Fd5645-Identity-H"/>
    </style:style>
    <style:style style:name="T6" style:family="text">
      <style:text-properties style:font-name="Fd5645-Identity-H" fo:font-size="10pt" style:font-size-asian="10pt"/>
    </style:style>
    <style:style style:name="T7" style:family="text">
      <style:text-properties style:font-name="Fd29123-Identity-H" fo:font-size="8.5pt" style:font-size-asian="8.5pt"/>
    </style:style>
    <style:style style:name="T8" style:family="text">
      <style:text-properties style:font-name="Fd5634-Identity-H" fo:font-size="9pt" style:font-size-asian="9pt"/>
    </style:style>
    <style:style style:name="T9" style:family="text">
      <style:text-properties fo:font-size="8.5pt" style:font-size-asian="8.5pt"/>
    </style:style>
    <style:style style:name="T10" style:family="text">
      <style:text-properties fo:font-size="9pt" style:font-size-asian="9pt"/>
    </style:style>
    <style:style style:name="T11" style:family="text">
      <style:text-properties style:font-name="TimesNewRoman"/>
    </style:style>
    <style:style style:name="T12" style:family="text">
      <style:text-properties style:font-name="TimesNewRoman" fo:font-size="13.5pt" style:font-size-asian="13.5pt"/>
    </style:style>
    <style:style style:name="T13" style:family="text">
      <style:text-properties style:font-name="TimesNewRoman" fo:font-size="10pt" style:font-size-asian="10pt"/>
    </style:style>
    <style:style style:name="T14" style:family="text">
      <style:text-properties style:font-name="Arial" fo:font-size="12pt" officeooo:rsid="001cae98" style:font-size-asian="12pt" style:font-size-complex="12pt"/>
    </style:style>
    <style:style style:name="T15" style:family="text">
      <style:text-properties style:font-name="Arial" officeooo:rsid="001cae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eriódicos:</text:p>
      <text:p text:style-name="P8">a)</text:p>
      <text:p text:style-name="P8">b)</text:p>
      <text:p text:style-name="P8">c)</text:p>
      <text:p text:style-name="P8">Congressos:</text:p>
      <text:p text:style-name="P9"><text:span text:style-name="T1">a) </text:span>International Conference on Educational Technologies </text:p>
      <text:p text:style-name="P9"><text:span text:style-name="T1">b) </text:span>IEEE International Conference on Serious Games and Applications for Health </text:p>
      <text:p text:style-name="P9"><text:span text:style-name="T1">c) </text:span>Federated Conference on Computer Science and Information Systems (FedCSIS) </text:p>
      <text:p text:style-name="P8">Principais autores/grupos de Pesquisa</text:p>
      <text:p text:style-name="P1"/>
      <text:p text:style-name="P3">Referências:</text:p>
      <text:p text:style-name="P4">1) Rev Bras Otorrinolaringol2009;75(1):123-9.</text:p>
      <text:p text:style-name="P5">Resolução temporal de crianças: comparação entre audição normal, perda auditiva condutiva e</text:p>
      <text:p text:style-name="P5">distúrbio do processamento auditivo</text:p>
      <text:p text:style-name="P5">Sheila Andreoli Balen1, Letícia Bretzke, Carla Meller Mottecy, Graziela Liebel, Mirian Regina</text:p>
      <text:p text:style-name="P5">Moresco Boeno, Lys Maria Allenstein Gondim</text:p>
      <text:p text:style-name="P5">2) Rev CEFAC, São Paulo, v.9, n.1, 110-15, jan-mar, 2007</text:p>
      <text:p text:style-name="P5">DEFICIÊNCIA AUDITIVA INFANTIL: IMPLICAÇÕES E SOLUÇÕES</text:p>
      <text:p text:style-name="P5">Cladi Inês Gatto, Tania Maria Tochetto</text:p>
      <text:p text:style-name="P5">3) Universidade Federal de São Paulo (UNIFESP)</text:p>
      <text:p text:style-name="P5">Testes de padrão de freqüência e de duração em idosos com sensibilidade auditiva normal</text:p>
      <text:p text:style-name="P5">Parra, Viviane Morales Autor UNIFESP Google Scholar</text:p>
      <text:p text:style-name="P5">Iorio, Maria Cecilia Martinelli Autor UNIFESP Google Scholar</text:p>
      <text:p text:style-name="P5">Mizahi, Mary M. Autor UNIFESP Google Scholar</text:p>
      <text:p text:style-name="P5">Baraldi, Giovana dos Santos Autor UNIFESP Google Scholar</text:p>
      <text:p text:style-name="P5">4) CARACTERIZANDO A SURDEZ: FUNDAMENTAÇÃO PARA INTERVENÇÕES NO ESPAÇO ESCOLAR</text:p>
      <text:p text:style-name="P5">Edilania Reginaldo Alves</text:p>
      <text:p text:style-name="P5">5)- Rev Bras Otorrinolaringol. V.69, n.1, 100-4, jan./fev. 2003</text:p>
      <text:p text:style-name="P5">Perda auditiva genética</text:p>
      <text:p text:style-name="P5">Ricardo Godinho, Ivam Keogh, Roland Eavey</text:p>
      <text:p text:style-name="P5">6) Rev Bras Otorrinolaringol.V.70, n.2, 238-48, mar./abr. 2004</text:p>
      <text:p text:style-name="P5">Surdez súbita</text:p>
      <text:p text:style-name="P5">Roberto Alcantara Maia, Samir Cahali</text:p>
      <text:p text:style-name="P5">7) O teste Gaps-in-Noise: limiares de detecção de gap em crianças de 9 anos com audição normal</text:p>
      <text:p text:style-name="P5">Carolina Finetti Marculino1, Camila Maia Rabelo2, Eliane Schochat2</text:p>
      <text:p text:style-name="P6">8) Detecção da Deficiência Auditiva por Meio da Escala de Aquisições Iniciais de Linguagem (ELM): Um estudo piloto</text:p>
      <text:p text:style-name="P5">Maria Cecília Marconi Pinheiro Lima, Vanda Maria Gimenez Gonçalves, Elizabeth Maria A. Barasnevicius Quaglia</text:p>
      <text:p text:style-name="P5"><text:span text:style-name="T2">9</text:span>) Pediatrics 1999;103;527</text:p>
      <text:p text:style-name="P5">Task Force on Newborn and Infant Hearing</text:p>
      <text:p text:style-name="P5">Newborn and Infant Hearing Loss: Detection and Intervention</text:p>
      <text:p text:style-name="P4">10)A Serious Game for Children with Speech Disorders and Hearing Problems</text:p>
      <text:p text:style-name="P4">Nahid Nasiri, Shervin Shirmohammadi, Ammar Rashed</text:p>
      <text:p text:style-name="P7"><text:span text:style-name="T2">11) </text:span>Development of “MobileAudiometer” for Screening using Mobile Phones</text:p>
      <text:p text:style-name="P4">Norio NAKAMU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IDFont+F2" svg:font-family="CIDFont+F2" style:font-family-generic="roman" style:font-pitch="variable"/>
    <style:font-face style:name="Fd29123-Identity-H" svg:font-family="Fd29123-Identity-H" style:font-family-generic="roman" style:font-pitch="variable"/>
    <style:font-face style:name="Fd5634-Identity-H" svg:font-family="Fd5634-Identity-H" style:font-family-generic="roman" style:font-pitch="variable"/>
    <style:font-face style:name="Fd5645-Identity-H" svg:font-family="Fd5645-Identity-H" style:font-family-generic="roman" style:font-pitch="variable"/>
    <style:font-face style:name="Liberation Serif" svg:font-family="'Liberation Serif'" style:font-family-generic="roman" style:font-pitch="variable"/>
    <style:font-face style:name="TimesNewRoman" svg:font-family="TimesNewRoma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20:48:29.467000000</meta:creation-date>
    <dc:date>2018-03-26T16:41:36.582000000</dc:date>
    <meta:editing-duration>P1DT19H42M56S</meta:editing-duration>
    <meta:editing-cycles>2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43" meta:word-count="297" meta:character-count="2139" meta:non-whitespace-character-count="1882"/>
  </office:meta>
</office:document-meta>
</file>